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ff358" officeooo:paragraph-rsid="001ff358"/>
    </style:style>
    <style:style style:name="P2" style:family="paragraph" style:parent-style-name="Standard">
      <style:text-properties officeooo:rsid="0049cc46" officeooo:paragraph-rsid="0049cc46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226e03" officeooo:paragraph-rsid="001ff35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51a672" officeooo:paragraph-rsid="0051a67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style:text-underline-style="none" fo:font-weight="normal" officeooo:rsid="005381ac" officeooo:paragraph-rsid="005381a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55181d" officeooo:paragraph-rsid="0055181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558058" officeooo:paragraph-rsid="0055805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575421" officeooo:paragraph-rsid="0057542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575421" officeooo:paragraph-rsid="005381a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bold" officeooo:rsid="00558058" officeooo:paragraph-rsid="00558058" style:font-size-asian="10.5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rett Beatty</text:p>
      <text:p text:style-name="P2">NLP</text:p>
      <text:p text:style-name="P2">Bloodgood</text:p>
      <text:p text:style-name="P3"/>
      <text:p text:style-name="P4">Star Trek TNG Scrips</text:p>
      <text:p text:style-name="P4"/>
      <text:p text:style-name="P9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37:13.406327731</meta:creation-date>
    <dc:date>2016-10-13T18:20:38.916921735</dc:date>
    <meta:editing-duration>PT1H12M23S</meta:editing-duration>
    <meta:editing-cycles>49</meta:editing-cycles>
    <meta:generator>LibreOffice/5.2.2.2.0$Linux_X86_64 LibreOffice_project/20$Build-2</meta:generator>
    <meta:document-statistic meta:table-count="0" meta:image-count="0" meta:object-count="0" meta:page-count="1" meta:paragraph-count="4" meta:word-count="8" meta:character-count="46" meta:non-whitespace-character-count="42"/>
  </office:meta>
</office:document-meta>
</file>